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umber led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rees circle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 diameter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ce from edge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rees per circle</text:p>
          </table:table-cell>
          <table:table-cell table:formula="of:=[.B2]/[.B1]" office:value-type="float" office:value="36" calcext:value-type="float">
            <text:p>3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ed num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ROUND(COS([.B9] * PI() / 180) * ([.$B$3]-[.$B$4]); 2)" office:value-type="float" office:value="0" calcext:value-type="float">
            <text:p>0</text:p>
          </table:table-cell>
          <table:table-cell table:formula="of:=ROUND(SIN([.B9]*PI()/180)*([.$B$3]-[.$B$4]); 2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9]+[.$B$5]" office:value-type="float" office:value="126" calcext:value-type="float">
            <text:p>126</text:p>
          </table:table-cell>
          <table:table-cell table:formula="of:=ROUND(COS([.B10] * PI() / 180) * ([.$B$3]-[.$B$4]); 2)" office:value-type="float" office:value="-47.02" calcext:value-type="float">
            <text:p>-47.02</text:p>
          </table:table-cell>
          <table:table-cell table:formula="of:=ROUND(SIN([.B10]*PI()/180)*([.$B$3]-[.$B$4]); 2)" office:value-type="float" office:value="64.72" calcext:value-type="float">
            <text:p>64.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]+[.$B$5]" office:value-type="float" office:value="162" calcext:value-type="float">
            <text:p>162</text:p>
          </table:table-cell>
          <table:table-cell table:formula="of:=ROUND(COS([.B11] * PI() / 180) * ([.$B$3]-[.$B$4]); 2)" office:value-type="float" office:value="-76.08" calcext:value-type="float">
            <text:p>-76.08</text:p>
          </table:table-cell>
          <table:table-cell table:formula="of:=ROUND(SIN([.B11]*PI()/180)*([.$B$3]-[.$B$4]); 2)" office:value-type="float" office:value="24.72" calcext:value-type="float">
            <text:p>24.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1]+[.$B$5]" office:value-type="float" office:value="198" calcext:value-type="float">
            <text:p>198</text:p>
          </table:table-cell>
          <table:table-cell table:formula="of:=ROUND(COS([.B12] * PI() / 180) * ([.$B$3]-[.$B$4]); 2)" office:value-type="float" office:value="-76.08" calcext:value-type="float">
            <text:p>-76.08</text:p>
          </table:table-cell>
          <table:table-cell table:formula="of:=ROUND(SIN([.B12]*PI()/180)*([.$B$3]-[.$B$4]); 2)" office:value-type="float" office:value="-24.72" calcext:value-type="float">
            <text:p>-24.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2]+[.$B$5]" office:value-type="float" office:value="234" calcext:value-type="float">
            <text:p>234</text:p>
          </table:table-cell>
          <table:table-cell table:formula="of:=ROUND(COS([.B13] * PI() / 180) * ([.$B$3]-[.$B$4]); 2)" office:value-type="float" office:value="-47.02" calcext:value-type="float">
            <text:p>-47.02</text:p>
          </table:table-cell>
          <table:table-cell table:formula="of:=ROUND(SIN([.B13]*PI()/180)*([.$B$3]-[.$B$4]); 2)" office:value-type="float" office:value="-64.72" calcext:value-type="float">
            <text:p>-64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3]+[.$B$5]" office:value-type="float" office:value="270" calcext:value-type="float">
            <text:p>270</text:p>
          </table:table-cell>
          <table:table-cell table:formula="of:=ROUND(COS([.B14] * PI() / 180) * ([.$B$3]-[.$B$4]); 2)" office:value-type="float" office:value="-0" calcext:value-type="float">
            <text:p>0</text:p>
          </table:table-cell>
          <table:table-cell table:formula="of:=ROUND(SIN([.B14]*PI()/180)*([.$B$3]-[.$B$4]); 2)"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]+[.$B$5]" office:value-type="float" office:value="306" calcext:value-type="float">
            <text:p>306</text:p>
          </table:table-cell>
          <table:table-cell table:formula="of:=ROUND(COS([.B15] * PI() / 180) * ([.$B$3]-[.$B$4]); 2)" office:value-type="float" office:value="47.02" calcext:value-type="float">
            <text:p>47.02</text:p>
          </table:table-cell>
          <table:table-cell table:formula="of:=ROUND(SIN([.B15]*PI()/180)*([.$B$3]-[.$B$4]); 2)" office:value-type="float" office:value="-64.72" calcext:value-type="float">
            <text:p>-64.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]+[.$B$5]" office:value-type="float" office:value="342" calcext:value-type="float">
            <text:p>342</text:p>
          </table:table-cell>
          <table:table-cell table:formula="of:=ROUND(COS([.B16] * PI() / 180) * ([.$B$3]-[.$B$4]); 2)" office:value-type="float" office:value="76.08" calcext:value-type="float">
            <text:p>76.08</text:p>
          </table:table-cell>
          <table:table-cell table:formula="of:=ROUND(SIN([.B16]*PI()/180)*([.$B$3]-[.$B$4]); 2)" office:value-type="float" office:value="-24.72" calcext:value-type="float">
            <text:p>-24.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6]+[.$B$5]" office:value-type="float" office:value="378" calcext:value-type="float">
            <text:p>378</text:p>
          </table:table-cell>
          <table:table-cell table:formula="of:=ROUND(COS([.B17] * PI() / 180) * ([.$B$3]-[.$B$4]); 2)" office:value-type="float" office:value="76.08" calcext:value-type="float">
            <text:p>76.08</text:p>
          </table:table-cell>
          <table:table-cell table:formula="of:=ROUND(SIN([.B17]*PI()/180)*([.$B$3]-[.$B$4]); 2)" office:value-type="float" office:value="24.72" calcext:value-type="float">
            <text:p>24.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7]+[.$B$5]" office:value-type="float" office:value="414" calcext:value-type="float">
            <text:p>414</text:p>
          </table:table-cell>
          <table:table-cell table:formula="of:=ROUND(COS([.B18] * PI() / 180) * ([.$B$3]-[.$B$4]); 2)" office:value-type="float" office:value="47.02" calcext:value-type="float">
            <text:p>47.02</text:p>
          </table:table-cell>
          <table:table-cell table:formula="of:=ROUND(SIN([.B18]*PI()/180)*([.$B$3]-[.$B$4]); 2)" office:value-type="float" office:value="64.72" calcext:value-type="float">
            <text:p>64.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30T19:52:58.096000000</meta:creation-date>
    <dc:date>2022-07-01T17:45:52.342000000</dc:date>
    <meta:editing-duration>PT21H42M38S</meta:editing-duration>
    <meta:editing-cycles>3</meta:editing-cycles>
    <meta:generator>LibreOffice/6.4.7.2$Windows_X86_64 LibreOffice_project/639b8ac485750d5696d7590a72ef1b496725cfb5</meta:generator>
    <meta:document-statistic meta:table-count="1" meta:cell-count="54" meta:object-count="0"/>
  </office:meta>
</office:document-meta>
</file>